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486in" style:rel-column-width="7084*"/>
    </style:style>
    <style:style style:name="Table1.B" style:family="table-column">
      <style:table-column-properties style:column-width="2.4701in" style:rel-column-width="23376*"/>
    </style:style>
    <style:style style:name="Table1.C" style:family="table-column">
      <style:table-column-properties style:column-width="3.2653in" style:rel-column-width="30901*"/>
    </style:style>
    <style:style style:name="Table1.D" style:family="table-column">
      <style:table-column-properties style:column-width="0.441in" style:rel-column-width="417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6" style:family="table-row">
      <style:table-row-properties style:min-row-height="0.2306in"/>
    </style:style>
    <style:style style:name="Table2" style:family="table">
      <style:table-properties style:width="6.9056in" table:align="left"/>
    </style:style>
    <style:style style:name="Table2.A" style:family="table-column">
      <style:table-column-properties style:column-width="1.1938in"/>
    </style:style>
    <style:style style:name="Table2.B" style:family="table-column">
      <style:table-column-properties style:column-width="3.8861in"/>
    </style:style>
    <style:style style:name="Table2.C" style:family="table-column">
      <style:table-column-properties style:column-width="1.4042in"/>
    </style:style>
    <style:style style:name="Table2.D" style:family="table-column">
      <style:table-column-properties style:column-width="0.421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paragraph-properties fo:break-before="page"/>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weight="normal" style:font-weight-asian="normal" style:font-weight-complex="normal"/>
    </style:style>
    <style:style style:name="P8" style:family="paragraph" style:parent-style-name="Standard">
      <style:text-properties fo:font-weight="normal" style:font-weight-asian="normal" style:font-weight-complex="normal"/>
    </style:style>
    <style:style style:name="P9" style:family="paragraph" style:parent-style-name="Standard" style:list-style-name="L1">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fo:font-weight="normal" style:font-style-asian="italic" style:font-weight-asian="normal"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dy Hanson</text:p>
      <text:p text:style-name="P1">LEIA report</text:p>
      <text:p text:style-name="P2"/>
      <text:p text:style-name="P2">What I did:</text:p>
      <text:list xml:id="list1139353821" text:style-name="L1">
        <text:list-item>
          <text:p text:style-name="P9">Worked with the team (especially Dwight and Matt) to integrate the project.</text:p>
        </text:list-item>
        <text:list-item>
          <text:p text:style-name="P9">A business hours parser for CityGrid.</text:p>
        </text:list-item>
        <text:list-item>
          <text:p text:style-name="P9">Wrote the current lexicon and designed most of its format.</text:p>
        </text:list-item>
        <text:list-item>
          <text:p text:style-name="P9">Wrote the onomasticon.</text:p>
        </text:list-item>
        <text:list-item>
          <text:p text:style-name="P9">Wrote the text-to-dependency parser and worked out the dependency format.</text:p>
        </text:list-item>
      </text:list>
      <text:p text:style-name="P2"/>
      <text:p text:style-name="P1">Project Integration</text:p>
      <text:p text:style-name="P2">The Scala code for the parser was made into a JAR archive to be used by Dwight's java program.</text:p>
      <text:p text:style-name="P2"/>
      <text:p text:style-name="P1">Business Hours Parser</text:p>
      <text:p text:style-name="P2"/>
      <text:p text:style-name="P2">Business hours are entered into CityGrid in an irregular, but mostly machine-parseable (exceptions were fixed by hand), format. For example:</text:p>
      <text:p text:style-name="P2"/>
      <text:p text:style-name="P2"><text:tab/>Mon., Sun. CLOSED;Tue. - Thu. 4pm - 9pm;Fri. - Sat. 4pm – 10pm</text:p>
      <text:p text:style-name="P2"/>
      <text:p text:style-name="P1"><text:span text:style-name="T1">The algorithm parses in many day-range / time-range pairs and writes these hours as open. (Nothing distinguishes from a restaurant being </text:span><text:span text:style-name="T4">closed,</text:span><text:span text:style-name="T3"> or merely </text:span><text:span text:style-name="T4">not known to be open</text:span><text:span text:style-name="T3">.)</text:span></text:p>
      <text:p text:style-name="P2"/>
      <text:p text:style-name="P2">They are output in an easier format: each column represents a day, starting at Monday; a 48-hour clock is used (see Benno's report).</text:p>
      <text:p text:style-name="P2"/>
      <text:p text:style-name="P2"><text:tab/>0, 16.0, 16.0, 16.0, 16.0, 16.0, 0</text:p>
      <text:p text:style-name="P2"><text:tab/>0, 21.0, 21.0, 21.0, 22.0, 22.0, 0</text:p>
      <text:p text:style-name="P2"/>
      <text:p text:style-name="P1">Lexicon</text:p>
      <text:p text:style-name="P2"/>
      <text:p text:style-name="P2">The lexicon is a JSON file consisting of entries like so:</text:p>
      <text:p text:style-name="P2"/>
      <text:p text:style-name="P2"><text:tab/>"drive|v": {</text:p>
      <text:p text:style-name="P2"><text:tab/><text:tab/>"past": ["drove"]</text:p>
      <text:p text:style-name="P2"><text:tab/>},</text:p>
      <text:p text:style-name="P2"/>
      <text:p text:style-name="P2"><text:tab/>"frozen yogurt|n": {</text:p>
      <text:p text:style-name="P2"><text:tab/><text:tab/>"cat": ["Frozen Yogurt Shops"],</text:p>
      <text:p text:style-name="P2"><text:tab/><text:tab/>"syn": ["frozen yoghurt", "yogurt", "yoghurt"]</text:p>
      <text:p text:style-name="P2"><text:tab/>},</text:p>
      <text:p text:style-name="P2"/>
      <text:p text:style-name="P2">Every entry is tagged with its part of speech after a bar. Both “drive|n” and “drive|v” may be separate entries. Entries may contain more than one “word”.</text:p>
      <text:p text:style-name="P2">“cat” comments the restaurant category associated with the word.</text:p>
      <text:p text:style-name="P2">“syn” are synonyms that all lex to the same result.</text:p>
      <text:p text:style-name="P2">If the “past” or “plural” form of a word is missing, it is automatically created, such as “frozen yogurts”.</text:p>
      <text:p text:style-name="P2"/>
      <text:p text:style-name="P1">Onomasticon</text:p>
      <text:p text:style-name="P2"><text:soft-page-break/>The onomasticon is essentially a simplified lexicon, also in JSON.</text:p>
      <text:p text:style-name="P2"/>
      <text:p text:style-name="P2"><text:tab/>"Holmes &amp; Watson Ltd": [</text:p>
      <text:p text:style-name="P2"><text:tab/><text:tab/>"Holmes and Watson",</text:p>
      <text:p text:style-name="P2"><text:tab/><text:tab/>"Holmes &amp; Watson"</text:p>
      <text:p text:style-name="P2"><text:tab/>],</text:p>
      <text:p text:style-name="P2"/>
      <text:p text:style-name="P2">The equivalent lexicon entry would have to tag it as “|n” and explicitly make list entries synonyms. The same data structure loads both the lexicon and onomasticon into a single map of strings to LexedWords.</text:p>
      <text:p text:style-name="P2"/>
      <text:p text:style-name="P1">Parsing Pipeline</text:p>
      <text:p text:style-name="P2"/>
      <text:p text:style-name="P3">String -&gt; PreLexed (PreLexer.scala)</text:p>
      <text:p text:style-name="P4">Text is broken into words (separated by spaces), times, and dates.</text:p>
      <text:p text:style-name="P4">“I eat frozen yogurt tomorrow” breaks into a Time representing tomorrow, then the PreLexed “I”, “eat”, “frozen”, and “yogurt”.</text:p>
      <text:p text:style-name="P4">In Scala notation, List(Time(11,2,2,-1,-1,-1), Word(i), Word(eat), Word(frozen), Word(yogurt)).</text:p>
      <text:p text:style-name="P4">(The Time means: Dec (month 11), 2nd, Tues (day 2 of week), unknown hour, unknown minute, unknown am/pm. Test run on Dec 1.)</text:p>
      <text:p text:style-name="P3"/>
      <text:p text:style-name="P3">PreLexed -&gt; Lexed (Lexer.scala)</text:p>
      <text:p text:style-name="P2">Attempts to match sequences of words with lexicon entries.</text:p>
      <text:p text:style-name="P2">Lexicon entries go up to 4 words long.</text:p>
      <text:p text:style-name="P2">So it would first look if “I eat frozen yogurt” is a word, then “I eat frozen”, then “I eat”, then finally match “I”.</text:p>
      <text:p text:style-name="P2">If there is no match, a word is passed through as Unknown (which can be any part of speech).</text:p>
      <text:p text:style-name="P2">The result would be the Lexed “I”, “eat”, “frozen yogurt”, and then the Times passed through unchanged.</text:p>
      <text:p text:style-name="P2">In Scala notation,</text:p>
      <text:p text:style-name="P2"><text:tab/>List(</text:p>
      <text:p text:style-name="P2"><text:tab/><text:tab/>Time(11,2,2,-1,-1,-1),</text:p>
      <text:p text:style-name="P2"><text:tab/><text:tab/>LexedWord(I, Map(n -&gt; PlainMeaning(I))),</text:p>
      <text:p text:style-name="P2"><text:tab/><text:tab/>LexedWord(eat, Map(v -&gt; PlainMeaning(eat))),</text:p>
      <text:p text:style-name="P2"><text:tab/><text:tab/>LexedWord(frozen yogurt, Map(n -&gt; PlainMeaning(frozen yogurt))))</text:p>
      <text:p text:style-name="P2"/>
      <text:p text:style-name="P2">LexedWords map parts of speech to meanings. They may have more than one part of speech (with different meanings), but have only one meaning per part of speech.</text:p>
      <text:p text:style-name="P2">“ate” would have a PastMeaning(eat), and “yogurts” would have a PluralMeaning(frozen yogurt).</text:p>
      <text:p text:style-name="P2"/>
      <text:p text:style-name="P3">Lexed -&gt; Phrase (Parser.scala)</text:p>
      <text:p text:style-name="P2">This uses Scala's PackratParsers library to convert the Lexed to a Phrase based on parts of speech.</text:p>
      <text:p text:style-name="P2">The data structure of a Phrase is quite involved; it matches closely to English.</text:p>
      <text:p text:style-name="P2"/>
      <text:p text:style-name="P3">Phrase -&gt; SentencePart (SentencePart.scala)</text:p>
      <text:p text:style-name="P4">This converts the phrase structure to a dependency grammar.</text:p>
      <text:p text:style-name="P4">The dependency structure has a head, a part of speech, and many modifiers, theirselves dependencies.</text:p>
      <text:p text:style-name="P4">The modifiers are not intended to be ordered.</text:p>
      <text:p text:style-name="P4"/>
      <text:p text:style-name="P4"><text:soft-page-break/>The dependency structure, the program's final output, of “Today I eat frozen yogurt” is:</text:p>
      <text:p text:style-name="P4"/>
      <text:p text:style-name="P4"><text:tab/>&lt;eat|v,</text:p>
      <text:p text:style-name="P4"><text:tab/><text:tab/>&lt;DIRECT OBJECT|role,</text:p>
      <text:p text:style-name="P4"><text:tab/><text:tab/><text:tab/>&lt;frozen yogurt|n&gt;</text:p>
      <text:p text:style-name="P4"><text:tab/><text:tab/>&gt;,</text:p>
      <text:p text:style-name="P4"><text:tab/><text:tab/>Time(11,2,2,-1,-1,-1),</text:p>
      <text:p text:style-name="P4"><text:tab/><text:tab/>&lt;SUBJECT|role,</text:p>
      <text:p text:style-name="P4"><text:tab/><text:tab/><text:tab/>&lt;I|n&gt;</text:p>
      <text:p text:style-name="P4"><text:tab/><text:tab/>&gt;</text:p>
      <text:p text:style-name="P4"><text:tab/>&gt;</text:p>
      <text:p text:style-name="P1"/>
      <text:p text:style-name="P1">Program</text:p>
      <text:p text:style-name="P2"/>
      <text:p text:style-name="P1">Speed / Memory</text:p>
      <text:p text:style-name="P2">The main time cost is loading the lexicon; but this only has to be done once at start-up. The same lexicon may serve many users.</text:p>
      <text:p text:style-name="P2">The memory cost is effectively that of the lexicon (plus the program itself). A HashMap is used, meaning the lexicon will by randomly accessed, keeping most of it in cache. A more efficient map might be a splay tree, which would bring commonly used words to the top, making it likely that only commonly used memory will be accessed. (This is not useful yet as there are not even 1000 words.)</text:p>
      <text:p text:style-name="P2"/>
      <text:p text:style-name="P1">Reliability</text:p>
      <text:p text:style-name="P2">The PackratParsers library seems to have a problem with dealing with multiple forms of some words. When a parse seems to work the PackratParser memoizes the result; this is a problem if backtracking needs to be done and the word used as a different part of speech. This problem did not affect common words, but affected “what”, which is sometimes an adjective, sometimes a noun, sometimes a question starter. Removing the adjective form solved the problem.</text:p>
      <text:p text:style-name="P2">Writing a new parser framework without memoization could fix this problem.</text:p>
      <text:p text:style-name="P2"/>
      <text:p text:style-name="P1">Other Improvements to be Made</text:p>
      <text:p text:style-name="P2">There should be more verb types than just “v” to specify what things follow it. For example:</text:p>
      <text:p text:style-name="P2">“I drive to the store” (drive|v) (plain verb)</text:p>
      <text:p text:style-name="P2">“I drive you to the store” (drive|vo) (verb w/ direct object)</text:p>
      <text:p text:style-name="P2">“I drive you crazy” (drive|voa) (verb with direct object and linked adjective)</text:p>
      <text:p text:style-name="P2">“I make you money” (make|vio) (verb with indirect and direct objects)</text:p>
      <text:p text:style-name="P2"/>
      <text:p text:style-name="P2">Separating these would remove the ambiguity in “I eat food today”; right now this is parsed with “food” as an indirect object, and “today” as a direct object!</text:p>
      <text:p text:style-name="P2"/>
      <text:p text:style-name="P5">Appendix A: Viewing the Source</text:p>
      <text:p text:style-name="P1"/>
      <text:p text:style-name="P2">I recommend you scan the source in the following order:</text:p>
      <text:p text:style-name="P2"/>
      <text:p text:style-name="P2">[Pre]Lexed</text:p>
      <text:p text:style-name="P2">Special</text:p>
      <text:p text:style-name="P2">PreLexer</text:p>
      <text:p text:style-name="P2">Lexicon</text:p>
      <text:p text:style-name="P2">Meaning<text:line-break/>Lexer</text:p>
      <text:p text:style-name="P2">Phrase</text:p>
      <text:p text:style-name="P2">Parser</text:p>
      <text:p text:style-name="P2">Dependency</text:p>
      <text:p text:style-name="P2">SentencePart</text:p>
      <text:p text:style-name="P2">BusinessHours</text:p>
      <text:p text:style-name="P2"/>
      <text:p text:style-name="P2">(other files are unimportant)</text:p>
      <text:p text:style-name="P2"/>
      <text:p text:style-name="P2">For Scala parser combinators:</text:p>
      <text:p text:style-name="P2">'~' means concatenated</text:p>
      <text:p text:style-name="P2">'|' means one-of</text:p>
      <text:p text:style-name="P2">'^^' takes the parsed result and calls a function on it (eg to turn it into a phrase)</text:p>
      <text:p text:style-name="P2">'*' means any-number-of</text:p>
      <text:p text:style-name="P2">'?' means 0-or-1-of</text:p>
      <text:p text:style-name="P2">'+' means 1-or-more-of</text:p>
      <text:p text:style-name="P2"/>
      <text:p text:style-name="P2"/>
      <text:p text:style-name="P2"/>
      <text:p text:style-name="P2"/>
      <text:p text:style-name="P2"/>
      <text:p text:style-name="P5">Appendix B: Parts of Speech</text:p>
      <text:p text:style-name="P2"/>
      <text:p text:style-name="P2">A part of speech only counts as used in the final product if a fully working input extracts information that part of speech. Some words (such as “the”) pass through working examples unused.</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Tag</text:p>
          </table:table-cell>
          <table:table-cell table:style-name="Table1.A1" office:value-type="string">
            <text:p text:style-name="Table_20_Contents">Description</text:p>
          </table:table-cell>
          <table:table-cell table:style-name="Table1.A1" office:value-type="string">
            <text:p text:style-name="Table_20_Contents">Example</text:p>
          </table:table-cell>
          <table:table-cell table:style-name="Table1.D1" office:value-type="string">
            <text:p text:style-name="Table_20_Contents">Used</text:p>
          </table:table-cell>
        </table:table-row>
        <table:table-row>
          <table:table-cell table:style-name="Table1.A2" office:value-type="string">
            <text:p text:style-name="P7">adj</text:p>
          </table:table-cell>
          <table:table-cell table:style-name="Table1.A2" office:value-type="string">
            <text:p text:style-name="Table_20_Contents">adjective</text:p>
          </table:table-cell>
          <table:table-cell table:style-name="Table1.A2" office:value-type="string">
            <text:p text:style-name="Table_20_Contents">I eat <text:span text:style-name="T2">nice</text:span><text:span text:style-name="T1"> food.</text:span></text:p>
          </table:table-cell>
          <table:table-cell table:style-name="Table1.D2" office:value-type="string">
            <text:p text:style-name="Table_20_Contents">Yes</text:p>
          </table:table-cell>
        </table:table-row>
        <table:table-row>
          <table:table-cell table:style-name="Table1.A2" office:value-type="string">
            <text:p text:style-name="Table_20_Contents">adv</text:p>
          </table:table-cell>
          <table:table-cell table:style-name="Table1.A2" office:value-type="string">
            <text:p text:style-name="Table_20_Contents">adverb</text:p>
          </table:table-cell>
          <table:table-cell table:style-name="Table1.A2" office:value-type="string">
            <text:p text:style-name="Table_20_Contents">I eat <text:span text:style-name="T2">really</text:span><text:span text:style-name="T1"> nice food </text:span><text:span text:style-name="T2">usually</text:span><text:span text:style-name="T1">.</text:span></text:p>
          </table:table-cell>
          <table:table-cell table:style-name="Table1.D2" office:value-type="string">
            <text:p text:style-name="Table_20_Contents">No</text:p>
          </table:table-cell>
        </table:table-row>
        <table:table-row>
          <table:table-cell table:style-name="Table1.A2" office:value-type="string">
            <text:p text:style-name="Table_20_Contents">det</text:p>
          </table:table-cell>
          <table:table-cell table:style-name="Table1.A2" office:value-type="string">
            <text:p text:style-name="Table_20_Contents">determiner</text:p>
          </table:table-cell>
          <table:table-cell table:style-name="Table1.A2" office:value-type="string">
            <text:p text:style-name="P6">the <text:span text:style-name="T1">food</text:span></text:p>
          </table:table-cell>
          <table:table-cell table:style-name="Table1.D2" office:value-type="string">
            <text:p text:style-name="P7">No</text:p>
          </table:table-cell>
        </table:table-row>
        <table:table-row>
          <table:table-cell table:style-name="Table1.A2" office:value-type="string">
            <text:p text:style-name="Table_20_Contents">int</text:p>
          </table:table-cell>
          <table:table-cell table:style-name="Table1.A2" office:value-type="string">
            <text:p text:style-name="Table_20_Contents">interjection</text:p>
          </table:table-cell>
          <table:table-cell table:style-name="Table1.A2" office:value-type="string">
            <text:p text:style-name="P6">Yes <text:span text:style-name="T1">we have no bananas.</text:span></text:p>
          </table:table-cell>
          <table:table-cell table:style-name="Table1.D2" office:value-type="string">
            <text:p text:style-name="P7">Yes</text:p>
          </table:table-cell>
        </table:table-row>
        <table:table-row>
          <table:table-cell table:style-name="Table1.A2" office:value-type="string">
            <text:p text:style-name="Table_20_Contents">is</text:p>
          </table:table-cell>
          <table:table-cell table:style-name="Table1.A2" office:value-type="string">
            <text:p text:style-name="Table_20_Contents">infinitive starter</text:p>
          </table:table-cell>
          <table:table-cell table:style-name="Table1.A2" office:value-type="string">
            <text:p text:style-name="P7">I want <text:span text:style-name="T2">to</text:span> eat.</text:p>
          </table:table-cell>
          <table:table-cell table:style-name="Table1.D2" office:value-type="string">
            <text:p text:style-name="P7">Yes</text:p>
          </table:table-cell>
        </table:table-row>
        <table:table-row>
          <table:table-cell table:style-name="Table1.A2" office:value-type="string">
            <text:p text:style-name="P7">m</text:p>
          </table:table-cell>
          <table:table-cell table:style-name="Table1.A2" office:value-type="string">
            <text:p text:style-name="Table_20_Contents">modal</text:p>
          </table:table-cell>
          <table:table-cell table:style-name="Table1.A2" office:value-type="string">
            <text:p text:style-name="Table_20_Contents">I <text:span text:style-name="T2">can</text:span><text:span text:style-name="T1"> eat</text:span></text:p>
          </table:table-cell>
          <table:table-cell table:style-name="Table1.D2" office:value-type="string">
            <text:p text:style-name="Table_20_Contents">No</text:p>
          </table:table-cell>
        </table:table-row>
        <table:table-row>
          <table:table-cell table:style-name="Table1.A2" office:value-type="string">
            <text:p text:style-name="Table_20_Contents">n</text:p>
          </table:table-cell>
          <table:table-cell table:style-name="Table1.A2" office:value-type="string">
            <text:p text:style-name="Table_20_Contents">Noun or pronoun</text:p>
          </table:table-cell>
          <table:table-cell table:style-name="Table1.A2" office:value-type="string">
            <text:p text:style-name="P6">I <text:span text:style-name="T1">eat </text:span>food<text:span text:style-name="T1">.</text:span></text:p>
          </table:table-cell>
          <table:table-cell table:style-name="Table1.D2" office:value-type="string">
            <text:p text:style-name="Table_20_Contents">Yes</text:p>
          </table:table-cell>
        </table:table-row>
        <table:table-row>
          <table:table-cell table:style-name="Table1.A2" office:value-type="string">
            <text:p text:style-name="Table_20_Contents">v</text:p>
          </table:table-cell>
          <table:table-cell table:style-name="Table1.A2" office:value-type="string">
            <text:p text:style-name="Table_20_Contents">verb</text:p>
          </table:table-cell>
          <table:table-cell table:style-name="Table1.A2" office:value-type="string">
            <text:p text:style-name="Table_20_Contents">I <text:span text:style-name="T2">eat</text:span><text:span text:style-name="T1">.</text:span></text:p>
          </table:table-cell>
          <table:table-cell table:style-name="Table1.D2" office:value-type="string">
            <text:p text:style-name="Table_20_Contents">Yes</text:p>
          </table:table-cell>
        </table:table-row>
        <table:table-row>
          <table:table-cell table:style-name="Table1.A2" office:value-type="string">
            <text:p text:style-name="Table_20_Contents">prep</text:p>
          </table:table-cell>
          <table:table-cell table:style-name="Table1.A2" office:value-type="string">
            <text:p text:style-name="Table_20_Contents">preposition</text:p>
          </table:table-cell>
          <table:table-cell table:style-name="Table1.A2" office:value-type="string">
            <text:p text:style-name="Table_20_Contents">I eat <text:span text:style-name="T2">for</text:span><text:span text:style-name="T1"> fun.</text:span></text:p>
          </table:table-cell>
          <table:table-cell table:style-name="Table1.D2" office:value-type="string">
            <text:p text:style-name="Table_20_Contents">Yes</text:p>
          </table:table-cell>
        </table:table-row>
        <table:table-row>
          <table:table-cell table:style-name="Table1.A2" office:value-type="string">
            <text:p text:style-name="Table_20_Contents">qs</text:p>
          </table:table-cell>
          <table:table-cell table:style-name="Table1.A2" office:value-type="string">
            <text:p text:style-name="Table_20_Contents">question Starter</text:p>
          </table:table-cell>
          <table:table-cell table:style-name="Table1.A2" office:value-type="string">
            <text:p text:style-name="P6">When<text:span text:style-name="T1"> can I eat?</text:span></text:p>
          </table:table-cell>
          <table:table-cell table:style-name="Table1.D2" office:value-type="string">
            <text:p text:style-name="Table_20_Contents">Yes</text:p>
          </table:table-cell>
        </table:table-row>
        <table:table-row>
          <table:table-cell table:style-name="Table1.A2" office:value-type="string">
            <text:p text:style-name="Table_20_Contents">done-to-relativiser</text:p>
          </table:table-cell>
          <table:table-cell table:style-name="Table1.A2" office:value-type="string">
            <text:p text:style-name="Table_20_Contents">word that starts a “done-to” clause</text:p>
          </table:table-cell>
          <table:table-cell table:style-name="Table1.A2" office:value-type="string">
            <text:p text:style-name="Table_20_Contents">the woman <text:span text:style-name="T2">whom </text:span><text:span text:style-name="T1">I love</text:span></text:p>
          </table:table-cell>
          <table:table-cell table:style-name="Table1.D2" office:value-type="string">
            <text:p text:style-name="Table_20_Contents">No</text:p>
          </table:table-cell>
        </table:table-row>
        <table:table-row>
          <table:table-cell table:style-name="Table1.A2" office:value-type="string">
            <text:p text:style-name="Table_20_Contents">does-relativiser</text:p>
          </table:table-cell>
          <table:table-cell table:style-name="Table1.A2" office:value-type="string">
            <text:p text:style-name="Table_20_Contents">word that starts a “does” clause</text:p>
          </table:table-cell>
          <table:table-cell table:style-name="Table1.A2" office:value-type="string">
            <text:p text:style-name="Table_20_Contents">the woman <text:span text:style-name="T2">who</text:span><text:span text:style-name="T1"> loves me</text:span></text:p>
          </table:table-cell>
          <table:table-cell table:style-name="Table1.D2" office:value-type="string">
            <text:p text:style-name="Table_20_Contents">No</text:p>
          </table:table-cell>
        </table:table-row>
        <table:table-row>
          <table:table-cell table:style-name="Table1.A2" office:value-type="string">
            <text:p text:style-name="Table_20_Contents">afj</text:p>
          </table:table-cell>
          <table:table-cell table:style-name="Table1.A2" office:value-type="string">
            <text:p text:style-name="Table_20_Contents">after-adjective</text:p>
          </table:table-cell>
          <table:table-cell table:style-name="Table1.A2" office:value-type="string">
            <text:p text:style-name="Table_20_Contents">The food <text:span text:style-name="T2">tonight</text:span><text:span text:style-name="T1"> was nice.</text:span></text:p>
          </table:table-cell>
          <table:table-cell table:style-name="Table1.D2" office:value-type="string">
            <text:p text:style-name="Table_20_Contents">No</text:p>
          </table:table-cell>
        </table:table-row>
        <table:table-row>
          <table:table-cell table:style-name="Table1.A2" office:value-type="string">
            <text:p text:style-name="Table_20_Contents">nb</text:p>
          </table:table-cell>
          <table:table-cell table:style-name="Table1.A2" office:value-type="string">
            <text:p text:style-name="Table_20_Contents">noun before adjective</text:p>
          </table:table-cell>
          <table:table-cell table:style-name="Table1.A2" office:value-type="string">
            <text:p text:style-name="Table_20_Contents"><text:span text:style-name="T2">something</text:span> spicy</text:p>
          </table:table-cell>
          <table:table-cell table:style-name="Table1.D2" office:value-type="string">
            <text:p text:style-name="Table_20_Contents">Yes</text:p>
          </table:table-cell>
        </table:table-row>
        <table:table-row table:style-name="Table1.16">
          <table:table-cell table:style-name="Table1.A2" office:value-type="string">
            <text:p text:style-name="Table_20_Contents">choose</text:p>
          </table:table-cell>
          <table:table-cell table:style-name="Table1.A2" office:value-type="string">
            <text:p text:style-name="Table_20_Contents">Asks to choose between things</text:p>
          </table:table-cell>
          <table:table-cell table:style-name="Table1.A2" office:value-type="string">
            <text:p text:style-name="P6">What <text:span text:style-name="T1">place should I go to?</text:span></text:p>
            <text:p text:style-name="P6">Which <text:span text:style-name="T1">person am I?</text:span></text:p>
          </table:table-cell>
          <table:table-cell table:style-name="Table1.D2" office:value-type="string">
            <text:p text:style-name="Table_20_Contents">Yes</text:p>
          </table:table-cell>
        </table:table-row>
        <table:table-row table:style-name="Table1.16">
          <table:table-cell table:style-name="Table1.A2" office:value-type="string">
            <text:p text:style-name="Table_20_Contents">how-much</text:p>
          </table:table-cell>
          <table:table-cell table:style-name="Table1.A2" office:value-type="string">
            <text:p text:style-name="Table_20_Contents">Asks the extent of an adjective</text:p>
          </table:table-cell>
          <table:table-cell table:style-name="Table1.A2" office:value-type="string">
            <text:p text:style-name="P6">How<text:span text:style-name="T1"> nice is Taco Bell?</text:span></text:p>
          </table:table-cell>
          <table:table-cell table:style-name="Table1.D2" office:value-type="string">
            <text:p text:style-name="P7">Yes</text:p>
          </table:table-cell>
        </table:table-row>
        <table:table-row table:style-name="Table1.16">
          <table:table-cell table:style-name="Table1.A2" office:value-type="string">
            <text:p text:style-name="Table_20_Contents">cc</text:p>
          </table:table-cell>
          <table:table-cell table:style-name="Table1.A2" office:value-type="string">
            <text:p text:style-name="Table_20_Contents">coordinating conjunction</text:p>
          </table:table-cell>
          <table:table-cell table:style-name="Table1.A2" office:value-type="string">
            <text:p text:style-name="Table_20_Contents">I eat <text:span text:style-name="T2">and</text:span><text:span text:style-name="T1"> I'm sad.</text:span></text:p>
          </table:table-cell>
          <table:table-cell table:style-name="Table1.D2" office:value-type="string">
            <text:p text:style-name="Table_20_Contents">No</text:p>
          </table:table-cell>
        </table:table-row>
        <table:table-row>
          <table:table-cell table:style-name="Table1.A2" office:value-type="string">
            <text:p text:style-name="Table_20_Contents">sc</text:p>
          </table:table-cell>
          <table:table-cell table:style-name="Table1.A2" office:value-type="string">
            <text:p text:style-name="Table_20_Contents">subordinating conjunction</text:p>
          </table:table-cell>
          <table:table-cell table:style-name="Table1.A2" office:value-type="string">
            <text:p text:style-name="Table_20_Contents">I eat <text:span text:style-name="T2">when </text:span><text:span text:style-name="T1">I'm sad.</text:span></text:p>
            <text:p text:style-name="P6">When<text:span text:style-name="T1"> I'm sad, I eat.</text:span></text:p>
          </table:table-cell>
          <table:table-cell table:style-name="Table1.D2" office:value-type="string">
            <text:p text:style-name="Table_20_Contents">No</text:p>
          </table:table-cell>
        </table:table-row>
        <table:table-row>
          <table:table-cell table:style-name="Table1.A2" office:value-type="string">
            <text:p text:style-name="Table_20_Contents">cc1</text:p>
            <text:p text:style-name="Table_20_Contents"/>
          </table:table-cell>
          <table:table-cell table:style-name="Table1.A2" office:value-type="string">
            <text:p text:style-name="Table_20_Contents">correlative conjunction (1)</text:p>
          </table:table-cell>
          <table:table-cell table:style-name="Table1.A2" office:value-type="string">
            <text:p text:style-name="P6">If<text:span text:style-name="T1"> I'm sad then I eat.</text:span></text:p>
          </table:table-cell>
          <table:table-cell table:style-name="Table1.D2" office:value-type="string">
            <text:p text:style-name="Table_20_Contents">No</text:p>
          </table:table-cell>
        </table:table-row>
        <table:table-row>
          <table:table-cell table:style-name="Table1.A2" office:value-type="string">
            <text:p text:style-name="Table_20_Contents">cc2</text:p>
          </table:table-cell>
          <table:table-cell table:style-name="Table1.A2" office:value-type="string">
            <text:p text:style-name="Table_20_Contents">correlative conjunction (2)</text:p>
          </table:table-cell>
          <table:table-cell table:style-name="Table1.A2" office:value-type="string">
            <text:p text:style-name="Table_20_Contents">If I'm sad, <text:span text:style-name="T2">then</text:span><text:span text:style-name="T1"> I eat.</text:span></text:p>
          </table:table-cell>
          <table:table-cell table:style-name="Table1.D2" office:value-type="string">
            <text:p text:style-name="Table_20_Contents">No</text:p>
          </table:table-cell>
        </table:table-row>
      </table:table>
      <text:p text:style-name="P2"/>
      <text:p text:style-name="P2">An additional part of speech, “role”, is added in the output.</text:p>
      <text:p text:style-name="P1"><text:span text:style-name="T1">In the descriptions, “the tagged” means the thing </text:span><text:span text:style-name="T4">containing</text:span><text:span text:style-name="T3"> the “role” tag, and “this” means the thing </text:span><text:span text:style-name="T4">inside</text:span><text:span text:style-name="T3"> the “role” tag as in:</text:span></text:p>
      <text:p text:style-name="P1"><text:span text:style-name="T3"><text:tab/>&lt;eat|v, </text:span><text:span text:style-name="T4">// the tagged</text:span></text:p>
      <text:p text:style-name="P1"><text:span text:style-name="T3"><text:tab/><text:tab/>&lt;SUBJECT|role, </text:span><text:span text:style-name="T4">// the role</text:span></text:p>
      <text:p text:style-name="P1"><text:span text:style-name="T3"><text:tab/><text:tab/><text:tab/>&lt;I|n&gt; </text:span><text:span text:style-name="T4">// “this”</text:span></text:p>
      <text:p text:style-name="P4"><text:tab/><text:tab/>&gt;</text:p>
      <text:p text:style-name="P4"><text:soft-page-break/><text:tab/>&gt;</text:p>
      <text:p text:style-name="P4"/>
      <text:p text:style-name="P4"/>
      <text:p text:style-name="P2">The “words” of this part of speech are:</text:p>
      <text:p text:style-name="P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Name</text:p>
          </table:table-cell>
          <table:table-cell table:style-name="Table2.A1" office:value-type="string">
            <text:p text:style-name="Table_20_Contents">Description</text:p>
          </table:table-cell>
          <table:table-cell table:style-name="Table2.A1" office:value-type="string">
            <text:p text:style-name="Table_20_Contents">Example</text:p>
          </table:table-cell>
          <table:table-cell table:style-name="Table2.D1" office:value-type="string">
            <text:p text:style-name="Table_20_Contents">Used</text:p>
          </table:table-cell>
        </table:table-row>
        <table:table-row>
          <table:table-cell table:style-name="Table2.A2" office:value-type="string">
            <text:p text:style-name="Table_20_Contents">SUBJECT</text:p>
          </table:table-cell>
          <table:table-cell table:style-name="Table2.A2" office:value-type="string">
            <text:p text:style-name="Table_20_Contents">This noun phrase is the doer of the tagged verb.</text:p>
          </table:table-cell>
          <table:table-cell table:style-name="Table2.A2" office:value-type="string">
            <text:p text:style-name="P6">I <text:span text:style-name="T1">eat.</text:span></text:p>
          </table:table-cell>
          <table:table-cell table:style-name="Table2.D2" office:value-type="string">
            <text:p text:style-name="Table_20_Contents">Yes</text:p>
          </table:table-cell>
        </table:table-row>
        <table:table-row>
          <table:table-cell table:style-name="Table2.A2" office:value-type="string">
            <text:p text:style-name="Table_20_Contents">DIRECT OBJECT</text:p>
          </table:table-cell>
          <table:table-cell table:style-name="Table2.A2" office:value-type="string">
            <text:p text:style-name="Table_20_Contents">This noun phrase is the done-to of the tagged verb.</text:p>
          </table:table-cell>
          <table:table-cell table:style-name="Table2.A2" office:value-type="string">
            <text:p text:style-name="Table_20_Contents">I eat <text:span text:style-name="T2">food</text:span><text:span text:style-name="T1">.</text:span></text:p>
          </table:table-cell>
          <table:table-cell table:style-name="Table2.D2" office:value-type="string">
            <text:p text:style-name="Table_20_Contents">Yes</text:p>
          </table:table-cell>
        </table:table-row>
        <table:table-row>
          <table:table-cell table:style-name="Table2.A2" office:value-type="string">
            <text:p text:style-name="Table_20_Contents">BENEFICIARY</text:p>
          </table:table-cell>
          <table:table-cell table:style-name="Table2.A2" office:value-type="string">
            <text:p text:style-name="Table_20_Contents">This noun phrase benefits from the tagged verb.</text:p>
          </table:table-cell>
          <table:table-cell table:style-name="Table2.A2" office:value-type="string">
            <text:p text:style-name="Table_20_Contents">I drive <text:span text:style-name="T2">food</text:span><text:span text:style-name="T1"> home.</text:span></text:p>
          </table:table-cell>
          <table:table-cell table:style-name="Table2.D2" office:value-type="string">
            <text:p text:style-name="Table_20_Contents">No</text:p>
          </table:table-cell>
        </table:table-row>
        <table:table-row>
          <table:table-cell table:style-name="Table2.A2" office:value-type="string">
            <text:p text:style-name="Table_20_Contents">LINKED ADJECTIVE</text:p>
          </table:table-cell>
          <table:table-cell table:style-name="Table2.A2" office:value-type="string">
            <text:p text:style-name="Table_20_Contents">This adjective phrase is linked to the tagged verb.</text:p>
          </table:table-cell>
          <table:table-cell table:style-name="Table2.A2" office:value-type="string">
            <text:p text:style-name="Table_20_Contents">Food is <text:span text:style-name="T2">yummy</text:span><text:span text:style-name="T1">.</text:span></text:p>
          </table:table-cell>
          <table:table-cell table:style-name="Table2.D2" office:value-type="string">
            <text:p text:style-name="Table_20_Contents">Yes</text:p>
          </table:table-cell>
        </table:table-row>
        <table:table-row>
          <table:table-cell table:style-name="Table2.A2" office:value-type="string">
            <text:p text:style-name="Table_20_Contents">QUESTION</text:p>
          </table:table-cell>
          <table:table-cell table:style-name="Table2.A2" office:value-type="string">
            <text:p text:style-name="Table_20_Contents">This is a question.</text:p>
          </table:table-cell>
          <table:table-cell table:style-name="Table2.A2" office:value-type="string">
            <text:p text:style-name="Table_20_Contents">Can I eat it?</text:p>
          </table:table-cell>
          <table:table-cell table:style-name="Table2.D2" office:value-type="string">
            <text:p text:style-name="Table_20_Contents">Yes</text:p>
          </table:table-cell>
        </table:table-row>
        <table:table-row>
          <table:table-cell table:style-name="Table2.A2" office:value-type="string">
            <text:p text:style-name="Table_20_Contents">COMMAND</text:p>
          </table:table-cell>
          <table:table-cell table:style-name="Table2.A2" office:value-type="string">
            <text:p text:style-name="Table_20_Contents">This is a command.</text:p>
          </table:table-cell>
          <table:table-cell table:style-name="Table2.A2" office:value-type="string">
            <text:p text:style-name="Table_20_Contents">Eat it!</text:p>
          </table:table-cell>
          <table:table-cell table:style-name="Table2.D2" office:value-type="string">
            <text:p text:style-name="Table_20_Contents">Yes</text:p>
          </table:table-cell>
        </table:table-row>
        <table:table-row>
          <table:table-cell table:style-name="Table2.A2" office:value-type="string">
            <text:p text:style-name="Table_20_Contents">PLURAL</text:p>
          </table:table-cell>
          <table:table-cell table:style-name="Table2.A2" office:value-type="string">
            <text:p text:style-name="Table_20_Contents">The tagged noun phrase is plural.</text:p>
          </table:table-cell>
          <table:table-cell table:style-name="Table2.A2" office:value-type="string">
            <text:p text:style-name="Table_20_Contents">The <text:span text:style-name="T2">restaurants</text:span>.</text:p>
          </table:table-cell>
          <table:table-cell table:style-name="Table2.D2" office:value-type="string">
            <text:p text:style-name="Table_20_Contents">No</text:p>
          </table:table-cell>
        </table:table-row>
        <table:table-row>
          <table:table-cell table:style-name="Table2.A2" office:value-type="string">
            <text:p text:style-name="Table_20_Contents">PAST</text:p>
          </table:table-cell>
          <table:table-cell table:style-name="Table2.A2" office:value-type="string">
            <text:p text:style-name="Table_20_Contents">The tagged verb phrase is past tense.</text:p>
          </table:table-cell>
          <table:table-cell table:style-name="Table2.A2" office:value-type="string">
            <text:p text:style-name="P7">I <text:span text:style-name="T2">ate</text:span>.</text:p>
          </table:table-cell>
          <table:table-cell table:style-name="Table2.D2" office:value-type="string">
            <text:p text:style-name="Table_20_Contents">No</text:p>
          </table:table-cell>
        </table:table-row>
        <table:table-row>
          <table:table-cell table:style-name="Table2.A2" office:value-type="string">
            <text:p text:style-name="Table_20_Contents">WHAT FOR</text:p>
          </table:table-cell>
          <table:table-cell table:style-name="Table2.A2" office:value-type="string">
            <text:p text:style-name="Table_20_Contents">The tagged noun phrase is involved in this verb phrase.</text:p>
          </table:table-cell>
          <table:table-cell table:style-name="Table2.A2" office:value-type="string">
            <text:p text:style-name="Table_20_Contents">The food <text:span text:style-name="T2">to eat</text:span><text:span text:style-name="T1">.</text:span></text:p>
          </table:table-cell>
          <table:table-cell table:style-name="Table2.D2" office:value-type="string">
            <text:p text:style-name="Table_20_Contents">No</text:p>
          </table:table-cell>
        </table:table-row>
        <table:table-row>
          <table:table-cell table:style-name="Table2.A2" office:value-type="string">
            <text:p text:style-name="Table_20_Contents">DONE TO</text:p>
          </table:table-cell>
          <table:table-cell table:style-name="Table2.A2" office:value-type="string">
            <text:p text:style-name="Table_20_Contents">The tagged noun is the object of this verb phrase.</text:p>
          </table:table-cell>
          <table:table-cell table:style-name="Table2.A2" office:value-type="string">
            <text:p text:style-name="Table_20_Contents">The food <text:span text:style-name="T2">I eat</text:span><text:span text:style-name="T1">.</text:span></text:p>
          </table:table-cell>
          <table:table-cell table:style-name="Table2.D2" office:value-type="string">
            <text:p text:style-name="Table_20_Contents">No</text:p>
          </table:table-cell>
        </table:table-row>
        <table:table-row>
          <table:table-cell table:style-name="Table2.A2" office:value-type="string">
            <text:p text:style-name="Table_20_Contents">DOES</text:p>
          </table:table-cell>
          <table:table-cell table:style-name="Table2.A2" office:value-type="string">
            <text:p text:style-name="Table_20_Contents">The tagged noun does this verb phrase.</text:p>
          </table:table-cell>
          <table:table-cell table:style-name="Table2.A2" office:value-type="string">
            <text:p text:style-name="Table_20_Contents">The food <text:span text:style-name="T2">that eats</text:span><text:span text:style-name="T1">.</text:span></text:p>
          </table:table-cell>
          <table:table-cell table:style-name="Table2.D2" office:value-type="string">
            <text:p text:style-name="Table_20_Contents">No</text:p>
          </table:table-cell>
        </table:table-row>
      </table:table>
      <text:p text:style-name="P2"/>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2T12:05:40</meta:creation-date>
    <dc:date>2013-12-06T22:31:39</dc:date>
    <meta:editing-duration>PT1H33M59S</meta:editing-duration>
    <meta:editing-cycles>105</meta:editing-cycles>
    <meta:generator>LibreOffice/3.5$Linux_X86_64 LibreOffice_project/350m1$Build-2</meta:generator>
    <meta:document-statistic meta:table-count="2" meta:image-count="0" meta:object-count="0" meta:page-count="6" meta:paragraph-count="252" meta:word-count="1412" meta:character-count="8184" meta:non-whitespace-character-count="6974"/>
  </office:meta>
</office:document-meta>
</file>